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3f13"/>
    </style:style>
    <style:style style:name="P2" style:family="paragraph" style:parent-style-name="Text_20_body">
      <style:paragraph-properties fo:text-align="end" style:justify-single-word="false" style:writing-mode="rl-tb"/>
      <style:text-properties officeooo:paragraph-rsid="00013f13"/>
    </style:style>
    <style:style style:name="P3" style:family="paragraph" style:parent-style-name="Text_20_body">
      <style:paragraph-properties fo:text-align="end" style:justify-single-word="false" style:writing-mode="rl-tb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0013f13"/>
    </style:style>
    <style:style style:name="T1" style:family="text">
      <style:text-properties officeooo:rsid="00013f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ahar aanay ko ha<text:span text:style-name="T1">i</text:span> yu<text:span text:style-name="T1">n</text:span> to jaha<text:span text:style-name="T1">n</text:span> ma<text:span text:style-name="T1">in</text:span> ha<text:span text:style-name="T1">i</text:span> hazar aa<text:span text:style-name="T1">yi</text:span></text:p>
      <text:p text:style-name="P1">Magar aisi <text:span text:style-name="T1">b</text:span>ahar<text:span text:style-name="T1">e</text:span> b<text:span text:style-name="T1">e</text:span> <text:span text:style-name="T1">kh</text:span>iza<text:span text:style-name="T1">an</text:span> ha<text:span text:style-name="T1">i</text:span> pehli bar aa<text:span text:style-name="T1">yi</text:span></text:p>
      <text:p text:style-name="P1"/>
      <text:p text:style-name="P1">Bahar aa<text:span text:style-name="T1">yi Bahar aayi Bahar aayi Bahar aayi </text:span></text:p>
      <text:p text:style-name="P1">Bahar is mah ma<text:span text:style-name="T1">in</text:span> Zehra kay ghar hay char bar aa<text:span text:style-name="T1">yi</text:span></text:p>
      <text:p text:style-name="Standard"/>
      <text:p text:style-name="P1">Mohammad kay gharanay ma<text:span text:style-name="T1">in</text:span> Mohammad hi Mohammad ha<text:span text:style-name="T1">in</text:span></text:p>
      <text:p text:style-name="P1">Ha<text:span text:style-name="T1">i</text:span> ik soorut jo hay s<text:span text:style-name="T1">u</text:span>r<text:span text:style-name="T1">a</text:span>t badal k<text:span text:style-name="T1">a</text:span>r bar bar aa<text:span text:style-name="T1">yi</text:span></text:p>
      <text:p text:style-name="Standard"/>
      <text:p text:style-name="P1">Zara unsay y<text:span text:style-name="T1">e</text:span> keh dij<text:span text:style-name="T1">ie</text:span>y kay rahiyay <text:span text:style-name="T1">h</text:span>oshiyar aa<text:span text:style-name="T1">yi</text:span></text:p>
      <text:p text:style-name="P1">Wo aa<text:span text:style-name="T1">yi</text:span> daykhiyay s<text:span text:style-name="T1">a</text:span>r p<text:span text:style-name="T1">a</text:span>r wo aa<text:span text:style-name="T1">yi</text:span> Zulfiqar aa<text:span text:style-name="T1">yi</text:span></text:p>
      <text:p text:style-name="Standard"/>
      <text:p text:style-name="Standard">Ali ka naam lay k<text:span text:style-name="T1">a</text:span>r me<text:span text:style-name="T1">i</text:span>nay kholi aankh m<text:span text:style-name="T1">arqa</text:span>d ma<text:span text:style-name="T1">in</text:span></text:p>
      <text:p text:style-name="P1">Madad Mawla ki m<text:span text:style-name="T1">e</text:span>ri qabar may <text:span text:style-name="T1">qabl az</text:span> fishar aa<text:span text:style-name="T1">yi</text:span></text:p>
      <text:p text:style-name="P1"/>
      <text:p text:style-name="P2"/>
      <text:p text:style-name="P3">بہار آنے کو ہے یوں تو جہاں میں ہے ہزار آئی<text:line-break/>مگر ایسی بہارِ بے خزاں ہے پہلی بار آئی</text:p>
      <text:p text:style-name="P3">بہار آئی، بہار آئی، بہار آئی، بہار آئی<text:line-break/>بہار اس ماہ میں زہرا کے گھر ہے چار بار آئی</text:p>
      <text:p text:style-name="P3">محمد کے گھرانے میں محمد ہی محمد ہیں<text:line-break/>ہے اک صورت جو ہے صورت بدل کر بار بار آئی</text:p>
      <text:p text:style-name="P3">ذرا اُن سے یہ کہہ دیجیے کہ رہیے ہوشیار، آئی<text:line-break/>وہ آئی، دیکھیے سر پر، وہ آئی ذوالفقار آئی</text:p>
      <text:p text:style-name="P3">علی کا نام لے کر میں نے کھولی آنکھ مرقد میں<text:line-break/>مدد مولا کی میری قبر میں قبل از فشار آئی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12:26:56.242238800</meta:creation-date>
    <dc:date>2026-01-21T12:33:35.558234800</dc:date>
    <meta:editing-duration>PT6M40S</meta:editing-duration>
    <meta:editing-cycles>1</meta:editing-cycles>
    <meta:document-statistic meta:table-count="0" meta:image-count="0" meta:object-count="0" meta:page-count="1" meta:paragraph-count="15" meta:word-count="194" meta:character-count="894" meta:non-whitespace-character-count="714"/>
    <meta:generator>LibreOffice/25.8.4.2$Windows_X86_64 LibreOffice_project/290daaa01b999472f0c7a3890eb6a550fd74c6df</meta:generator>
  </office:meta>
</office:document-meta>
</file>